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vertical-align="middle"/>
    </style:style>
    <style:style style:name="gr2" style:family="graphic" style:parent-style-name="objectwithoutfill">
      <style:graphic-properties svg:stroke-width="0.05cm" svg:stroke-color="#ff0000" draw:marker-start-width="0.275cm" draw:marker-end-width="0.275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Long_20_Dash" svg:stroke-width="0.05cm" svg:stroke-color="#00a933" draw:marker-start-width="0.275cm" draw:marker-end-width="0.275cm" svg:stroke-linecap="round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ash2" svg:stroke-width="0.05cm" svg:stroke-color="#ff0000" draw:marker-start-width="0.275cm" draw:marker-end-width="0.275cm" svg:stroke-linecap="round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Dash2" svg:stroke-width="0.05cm" svg:stroke-color="#00a933" draw:marker-start-width="0.275cm" draw:marker-end-width="0.275cm" svg:stroke-linecap="round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1cm" svg:stroke-color="#000000" draw:marker-start-width="0.015cm" draw:marker-end-width="0.015cm" draw:fill="none" draw:textarea-vertical-align="middle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width="0.01cm" draw:marker-start-width="0.23cm" draw:marker-end-width="0.23cm" draw:fill="none" draw:textarea-vertical-align="middle" fo:padding-top="0.13cm" fo:padding-bottom="0.13cm" fo:padding-left="0.255cm" fo:padding-right="0.255cm"/>
    </style:style>
    <style:style style:name="gr8" style:family="graphic" style:parent-style-name="objectwithoutfill">
      <style:graphic-properties svg:stroke-width="0.05cm" svg:stroke-color="#3333ff" draw:marker-start-width="0.275cm" draw:marker-end-width="0.275cm" svg:stroke-linecap="round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1cm" svg:stroke-color="#000000" draw:marker-start-width="0.25cm" draw:marker-end-width="0.25cm" draw:fill="none" draw:textarea-vertical-align="middle" fo:padding-top="0cm" fo:padding-bottom="0cm" fo:padding-left="0cm" fo:padding-right="0cm"/>
      <style:paragraph-properties style:writing-mode="lr-tb"/>
    </style:style>
    <style:style style:name="gr10" style:family="graphic" style:parent-style-name="objectwithoutfill">
      <style:graphic-properties svg:stroke-width="0.3cm" svg:stroke-color="#ff0000" draw:marker-start-width="0.65cm" draw:marker-end="Arrow_20_short" draw:marker-end-width="0.6cm" draw:fill="none" draw:textarea-vertical-align="middle" fo:padding-top="0.275cm" fo:padding-bottom="0.275cm" fo:padding-left="0.4cm" fo:padding-right="0.4cm"/>
    </style:style>
    <style:style style:name="gr11" style:family="graphic" style:parent-style-name="objectwithoutfill">
      <style:graphic-properties svg:stroke-width="0.3cm" svg:stroke-color="#00a933" draw:marker-start="Arrow_20_short" draw:marker-start-width="0.6cm" draw:marker-end="" draw:marker-end-width="0.6cm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fill="solid" draw:fill-color="#ff0000" draw:textarea-vertical-align="middle" draw:auto-grow-height="false" fo:min-height="0.16cm" fo:min-width="0cm"/>
    </style:style>
    <style:style style:name="gr13" style:family="graphic" style:parent-style-name="standard">
      <style:graphic-properties draw:fill="solid" draw:fill-color="#00a933" draw:textarea-vertical-align="middle" draw:auto-grow-height="false" fo:min-height="0.16cm" fo:min-width="0cm"/>
    </style:style>
    <style:style style:name="gr14" style:family="graphic" style:parent-style-name="objectwithoutfill">
      <style:graphic-properties svg:stroke-width="0.05cm" svg:stroke-color="#000000" draw:marker-start-width="0.275cm" draw:marker-end-width="0.275cm" svg:stroke-linecap="round" draw:fill="solid" draw:fill-color="#000000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75cm" draw:marker-end-width="0.275cm" svg:stroke-linecap="round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75cm" draw:marker-end-width="0.275cm" draw:stroke-linejoin="miter" svg:stroke-linecap="butt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cm" svg:stroke-color="#000000" draw:marker-start-width="0.35cm" draw:marker-end-width="0.35cm" svg:stroke-linecap="round" draw:fill="solid" draw:fill-color="#000000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01cm" svg:stroke-color="#000000" draw:marker-start-width="0.23cm" draw:marker-end-width="0.23cm" draw:fill="solid" draw:fill-color="#eeeeee" draw:textarea-vertical-align="middle" fo:padding-top="0.13cm" fo:padding-bottom="0.13cm" fo:padding-left="0.255cm" fo:padding-right="0.255cm"/>
    </style:style>
    <style:style style:name="gr19" style:family="graphic" style:parent-style-name="standard">
      <style:graphic-properties draw:stroke="none" svg:stroke-width="0.01cm" svg:stroke-color="#000000" draw:marker-start-width="0.015cm" draw:marker-end-width="0.015cm" draw:fill="none" draw:textarea-vertical-align="middle" fo:padding-top="0.13cm" fo:padding-bottom="0.13cm" fo:padding-left="0.255cm" fo:padding-right="0.255cm"/>
      <style:paragraph-properties style:writing-mode="lr-tb"/>
    </style:style>
    <style:style style:name="gr20" style:family="graphic" style:parent-style-name="standard">
      <style:graphic-properties draw:fill="solid" draw:fill-color="#81d41a" draw:textarea-horizontal-align="justify" draw:textarea-vertical-align="middle" draw:auto-grow-height="false" fo:min-height="0cm" fo:min-width="1.25cm"/>
    </style:style>
    <style:style style:name="gr21" style:family="graphic" style:parent-style-name="standard">
      <style:graphic-properties draw:fill="solid" draw:fill-color="#ff0000" draw:textarea-horizontal-align="justify" draw:textarea-vertical-align="middle" draw:auto-grow-height="false" fo:min-height="0.246cm" fo:min-width="0cm"/>
    </style:style>
    <style:style style:name="gr2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05cm"/>
    </style:style>
    <style:style style:name="gr23" style:family="graphic" style:parent-style-name="standard">
      <style:graphic-properties draw:stroke="none" draw:fill="solid" draw:fill-color="#ffffff" draw:opacity="50%" draw:textarea-vertical-align="middle" draw:shadow-opacity="50%"/>
    </style:style>
    <style:style style:name="gr24" style:family="graphic" style:parent-style-name="standard">
      <style:graphic-properties draw:stroke="none" svg:stroke-width="0.01cm" svg:stroke-color="#000000" draw:marker-start-width="0.015cm" draw:marker-end-width="0.015cm" draw:fill="none" draw:textarea-vertical-align="middle" fo:padding-top="0.13cm" fo:padding-bottom="0.13cm" fo:padding-left="0.255cm" fo:padding-right="0.255cm"/>
    </style:style>
    <style:style style:name="gr25" style:family="graphic" style:parent-style-name="standard">
      <style:graphic-properties draw:stroke="dash" draw:stroke-dash="Ultrafine_20_Dashed" svg:stroke-width="0.02cm" svg:stroke-color="#333333" draw:marker-start-width="0.26cm" draw:marker-end-width="0.26cm" draw:fill="none" draw:textarea-vertical-align="middle" fo:padding-top="0.135cm" fo:padding-bottom="0.135cm" fo:padding-left="0.26cm" fo:padding-right="0.26cm"/>
    </style:style>
    <style:style style:name="gr26" style:family="graphic" style:parent-style-name="objectwithoutfill">
      <style:graphic-properties draw:stroke="dash" draw:stroke-dash="Fine_20_Dashed" svg:stroke-width="0.05cm" svg:stroke-color="#3333ff" draw:marker-start-width="0.35cm" draw:marker-end-width="0.35cm" svg:stroke-linecap="round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3333ff" draw:marker-start-width="0.35cm" draw:marker-end="Symmetric_20_Arrow" draw:marker-end-width="0.3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3333ff" draw:marker-start-width="0.35cm" draw:marker-end-width="0.3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width="0.02cm" svg:stroke-color="#000000" draw:marker-start-width="0.245cm" draw:marker-end-width="0.245cm" draw:fill="solid" draw:fill-color="#eeeeee" draw:textarea-vertical-align="middle" fo:padding-top="0.135cm" fo:padding-bottom="0.135cm" fo:padding-left="0.26cm" fo:padding-right="0.26cm"/>
    </style:style>
    <style:style style:name="gr30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width="0.01cm" svg:stroke-color="#000000" draw:marker-start-width="0.25cm" draw:marker-end-width="0.25cm" draw:fill="none" draw:textarea-vertical-align="middle" fo:padding-top="0.13cm" fo:padding-bottom="0.13cm" fo:padding-left="0.255cm" fo:padding-right="0.255cm"/>
      <style:paragraph-properties style:writing-mode="lr-tb"/>
    </style:style>
    <style:style style:name="gr3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05cm" draw:marker-start="Arrowheads_20_1" draw:marker-start-width="0.2cm" draw:marker-end-width="0.27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draw:stroke="dash" draw:stroke-dash="Fine_20_Dashed" svg:stroke-width="0.05cm" svg:stroke-color="#000000" draw:marker-start-width="0.35cm" draw:marker-end-width="0.35cm" svg:stroke-linecap="round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Fine_20_Dashed" svg:stroke-width="0.05cm" svg:stroke-color="#000000" draw:marker-start-width="0.275cm" draw:marker-end-width="0.275cm" svg:stroke-linecap="round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cm" svg:stroke-color="#ff0000" draw:marker-start-width="0.35cm" draw:marker-end-width="0.35cm" svg:stroke-linecap="round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cm" svg:stroke-color="#ff0000" draw:marker-start-width="0.35cm" draw:marker-end="Symmetric_20_Arrow" draw:marker-end-width="0.3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 style:writing-mode="lr-tb"/>
      <style:text-properties style:font-name="Calibri" fo:font-size="8pt" style:font-size-asian="8pt" style:font-size-complex="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style:font-name="Calibri" fo:font-size="9pt" style:font-size-asian="9pt" style:font-size-complex="9pt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solid" draw:fill-color="#00a933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style:font-name="Calibri" fo:font-size="8pt" style:font-size-asian="8pt" style:font-size-complex="8pt"/>
    </style:style>
    <style:style style:name="P13" style:family="paragraph">
      <loext:graphic-properties draw:fill="none"/>
      <style:paragraph-properties fo:text-align="start" style:writing-mode="lr-tb"/>
      <style:text-properties style:font-name="Calibri" fo:font-size="8pt" style:font-size-asian="8pt" style:font-size-complex="8pt"/>
    </style:style>
    <style:style style:name="P14" style:family="paragraph">
      <loext:graphic-properties draw:fill="none"/>
      <style:paragraph-properties fo:text-align="center" style:writing-mode="lr-tb"/>
      <style:text-properties style:font-name="Calibri" fo:font-size="9pt" style:font-size-asian="9pt" style:font-size-complex="9pt"/>
    </style:style>
    <style:style style:name="P15" style:family="paragraph">
      <loext:graphic-properties draw:fill="none"/>
      <style:paragraph-properties fo:text-align="start" style:writing-mode="lr-tb"/>
      <style:text-properties style:font-name="Calibri"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="none"/>
      <style:paragraph-properties fo:text-align="end" style:writing-mode="lr-tb"/>
      <style:text-properties style:font-name="Calibri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none"/>
      <style:paragraph-properties fo:text-align="center" style:writing-mode="lr-tb"/>
      <style:text-properties style:font-name="Calibri"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solid" draw:fill-color="#81d41a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solid" draw:fill-color="#ffffff" draw:opacity="50%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/>
      <style:paragraph-properties fo:text-align="center" style:writing-mode="lr-tb"/>
      <style:text-properties style:font-name="Calibri" fo:font-size="7pt" style:font-size-asian="8pt" style:font-size-complex="8pt"/>
    </style:style>
    <style:style style:name="P23" style:family="paragraph">
      <loext:graphic-properties draw:fill="solid" draw:fill-color="#eeeeee"/>
      <style:paragraph-properties fo:text-align="center" style:writing-mode="lr-tb"/>
      <style:text-properties style:font-name="Calibri" fo:font-size="6pt" style:font-size-asian="8pt" style:font-size-complex="8pt"/>
    </style:style>
    <style:style style:name="P24" style:family="paragraph">
      <loext:graphic-properties draw:fill="none"/>
      <style:paragraph-properties fo:text-align="start" style:writing-mode="lr-tb"/>
      <style:text-properties style:font-name="Calibri" fo:font-size="6pt" style:font-size-asian="6pt" style:font-size-complex="6pt"/>
    </style:style>
    <style:style style:name="P25" style:family="paragraph">
      <loext:graphic-properties draw:fill="none"/>
      <style:paragraph-properties fo:text-align="end" style:writing-mode="lr-tb"/>
      <style:text-properties style:font-name="Calibri" fo:font-size="9pt" style:font-size-asian="9pt" style:font-size-complex="9pt"/>
    </style:style>
    <style:style style:name="T1" style:family="text">
      <style:text-properties style:font-name="Calibri" fo:font-size="8pt" style:font-size-asian="8pt" style:font-size-complex="8pt"/>
    </style:style>
    <style:style style:name="T2" style:family="text">
      <style:text-properties style:font-name="Calibri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Calibri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Calibri" fo:font-size="7pt" style:font-size-asian="8pt" style:font-size-complex="8pt"/>
    </style:style>
    <style:style style:name="T5" style:family="text">
      <style:text-properties style:use-window-font-color="true" loext:opacity="0%" style:text-outline="false" style:text-line-through-style="none" style:text-line-through-type="none" style:font-name="Calibri" fo:font-size="7pt" fo:font-style="normal" fo:text-shadow="none" style:text-underline-style="none" fo:font-weight="normal" style:letter-kerning="true" style:font-name-asian="Andale Sans U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Calibri" fo:font-size="7pt" fo:font-style="normal" fo:text-shadow="none" style:text-underline-style="none" fo:font-weight="normal" style:letter-kerning="true" style:font-name-asian="Calibri1" style:font-size-asian="8pt" style:font-style-asian="normal" style:font-weight-asian="normal" style:font-name-complex="Calib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6pt" style:font-size-asian="8pt" style:font-size-complex="8pt"/>
    </style:style>
    <style:style style:name="T8" style:family="text">
      <style:text-properties style:font-name="Calibri" fo:font-size="6pt" style:font-size-asian="6pt" style:font-size-complex="6pt"/>
    </style:style>
    <style:style style:name="T9" style:family="text">
      <style:text-properties style:use-window-font-color="true" loext:opacity="0%" style:text-outline="false" style:text-line-through-style="none" style:text-line-through-type="none" style:font-name="Calibri" fo:font-size="8pt" fo:font-style="normal" fo:text-shadow="none" style:text-underline-style="none" fo:font-weight="normal" style:letter-kerning="true" style:font-name-asian="Calibri1" style:font-size-asian="8pt" style:font-style-asian="normal" style:font-weight-asian="normal" style:font-name-complex="Calibri1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2cm" svg:height="5.2cm" svg:x="2.9cm" svg:y="1.9cm">
          <text:p/>
        </draw:rect>
        <draw:line draw:style-name="gr2" draw:text-style-name="P2" draw:layer="layout" svg:x1="6cm" svg:y1="4.2cm" svg:x2="6cm" svg:y2="3cm">
          <text:p/>
        </draw:line>
        <draw:rect draw:style-name="gr1" draw:text-style-name="P1" draw:layer="layout" svg:width="6.2cm" svg:height="5.2cm" svg:x="10.9cm" svg:y="1.9cm">
          <text:p/>
        </draw:rect>
        <draw:line draw:style-name="gr3" draw:text-style-name="P2" draw:layer="layout" svg:x1="12cm" svg:y1="3cm" svg:x2="16cm" svg:y2="3cm">
          <text:p/>
        </draw:line>
        <draw:line draw:style-name="gr4" draw:text-style-name="P2" draw:layer="layout" svg:x1="12cm" svg:y1="3cm" svg:x2="16cm" svg:y2="3cm">
          <text:p/>
        </draw:line>
        <draw:line draw:style-name="gr5" draw:text-style-name="P2" draw:layer="layout" svg:x1="14cm" svg:y1="3.9cm" svg:x2="14cm" svg:y2="3cm">
          <text:p/>
        </draw:line>
        <draw:rect draw:style-name="gr6" draw:text-style-name="P4" draw:layer="layout" svg:width="1.2cm" svg:height="0.6cm" svg:x="6.8cm" svg:y="2.4cm">
          <text:p text:style-name="P3"><text:span text:style-name="T1">Power or</text:span></text:p>
          <text:p text:style-name="P3"><text:span text:style-name="T1">Data Line</text:span></text:p>
        </draw:rect>
        <draw:rect draw:style-name="gr7" draw:text-style-name="P2" draw:layer="layout" svg:width="6cm" svg:height="5cm" svg:x="3cm" svg:y="2cm">
          <text:p/>
        </draw:rect>
        <draw:line draw:style-name="gr2" draw:text-style-name="P2" draw:layer="layout" svg:x1="4cm" svg:y1="3cm" svg:x2="8cm" svg:y2="3cm">
          <text:p/>
        </draw:line>
        <draw:line draw:style-name="gr8" draw:text-style-name="P2" draw:layer="layout" svg:x1="4cm" svg:y1="6cm" svg:x2="8cm" svg:y2="6cm">
          <text:p/>
        </draw:line>
        <draw:line draw:style-name="gr8" draw:text-style-name="P2" draw:layer="layout" svg:x1="6cm" svg:y1="6cm" svg:x2="6cm" svg:y2="4.8cm">
          <text:p/>
        </draw:line>
        <draw:rect draw:style-name="gr6" draw:text-style-name="P4" draw:layer="layout" svg:width="1.2cm" svg:height="0.3cm" svg:x="6.8cm" svg:y="6cm">
          <text:p text:style-name="P3"><text:span text:style-name="T1">GND</text:span></text:p>
        </draw:rect>
        <draw:rect draw:style-name="gr6" draw:text-style-name="P4" draw:layer="layout" svg:width="1.2cm" svg:height="0.6cm" svg:x="14.8cm" svg:y="2.4cm">
          <text:p text:style-name="P3"><text:span text:style-name="T1">RS-232</text:span></text:p>
          <text:p text:style-name="P3"><text:span text:style-name="T1">Data Line</text:span></text:p>
        </draw:rect>
        <draw:line draw:style-name="gr4" draw:text-style-name="P2" draw:layer="layout" svg:x1="14cm" svg:y1="3.9cm" svg:x2="14cm" svg:y2="3cm">
          <text:p/>
        </draw:line>
        <draw:rect draw:style-name="gr7" draw:text-style-name="P2" draw:layer="layout" svg:width="6cm" svg:height="5cm" svg:x="11cm" svg:y="2cm">
          <text:p/>
        </draw:rect>
        <draw:line draw:style-name="gr8" draw:text-style-name="P2" draw:layer="layout" svg:x1="12cm" svg:y1="6cm" svg:x2="16cm" svg:y2="6cm">
          <text:p/>
        </draw:line>
        <draw:line draw:style-name="gr8" draw:text-style-name="P2" draw:layer="layout" svg:x1="14cm" svg:y1="6cm" svg:x2="14cm" svg:y2="4.8cm">
          <text:p/>
        </draw:line>
        <draw:rect draw:style-name="gr6" draw:text-style-name="P4" draw:layer="layout" svg:width="1.2cm" svg:height="0.3cm" svg:x="14.8cm" svg:y="6cm">
          <text:p text:style-name="P3"><text:span text:style-name="T1">GND</text:span></text:p>
        </draw:rect>
        <draw:rect draw:style-name="gr9" draw:text-style-name="P6" draw:layer="layout" svg:width="2.4cm" svg:height="0.8cm" svg:x="6.6cm" svg:y="4.1cm">
          <text:p text:style-name="P5"><text:span text:style-name="T2">Uni-Directional</text:span></text:p>
          <text:p text:style-name="P5"><text:span text:style-name="T2">TVS Diode</text:span></text:p>
        </draw:rect>
        <draw:rect draw:style-name="gr9" draw:text-style-name="P6" draw:layer="layout" svg:width="2.4cm" svg:height="0.8cm" svg:x="14.6cm" svg:y="4.1cm">
          <text:p text:style-name="P5"><text:span text:style-name="T2">Bi-Directional</text:span></text:p>
          <text:p text:style-name="P5"><text:span text:style-name="T2">TVS Diode</text:span></text:p>
        </draw:rect>
        <draw:rect draw:style-name="gr1" draw:text-style-name="P1" draw:layer="layout" svg:width="6.2cm" svg:height="5.2cm" svg:x="2.9cm" svg:y="7.9cm">
          <text:p/>
        </draw:rect>
        <draw:rect draw:style-name="gr6" draw:text-style-name="P4" draw:layer="layout" svg:width="1.2cm" svg:height="0.6cm" svg:x="6.8cm" svg:y="8.4cm">
          <text:p text:style-name="P3"><text:span text:style-name="T1">Power or</text:span></text:p>
          <text:p text:style-name="P3"><text:span text:style-name="T1">Data Line</text:span></text:p>
        </draw:rect>
        <draw:line draw:style-name="gr2" draw:text-style-name="P2" draw:layer="layout" svg:x1="6cm" svg:y1="10.2cm" svg:x2="6cm" svg:y2="9cm">
          <text:p/>
        </draw:line>
        <draw:rect draw:style-name="gr7" draw:text-style-name="P2" draw:layer="layout" svg:width="6cm" svg:height="5cm" svg:x="3cm" svg:y="8cm">
          <text:p/>
        </draw:rect>
        <draw:line draw:style-name="gr2" draw:text-style-name="P2" draw:layer="layout" svg:x1="4cm" svg:y1="9cm" svg:x2="8cm" svg:y2="9cm">
          <text:p/>
        </draw:line>
        <draw:line draw:style-name="gr8" draw:text-style-name="P2" draw:layer="layout" svg:x1="4cm" svg:y1="12cm" svg:x2="8cm" svg:y2="12cm">
          <text:p/>
        </draw:line>
        <draw:line draw:style-name="gr8" draw:text-style-name="P2" draw:layer="layout" svg:x1="6cm" svg:y1="12cm" svg:x2="6cm" svg:y2="10.8cm">
          <text:p/>
        </draw:line>
        <draw:rect draw:style-name="gr6" draw:text-style-name="P4" draw:layer="layout" svg:width="1.2cm" svg:height="0.3cm" svg:x="6.8cm" svg:y="12cm">
          <text:p text:style-name="P3"><text:span text:style-name="T1">GND</text:span></text:p>
        </draw:rect>
        <draw:rect draw:style-name="gr9" draw:text-style-name="P6" draw:layer="layout" svg:width="2.4cm" svg:height="0.8cm" svg:x="6.6cm" svg:y="10.1cm">
          <text:p text:style-name="P5"><text:span text:style-name="T2">Uni-Directional</text:span></text:p>
          <text:p text:style-name="P5"><text:span text:style-name="T2">TVS Diode</text:span></text:p>
        </draw:rect>
        <draw:line draw:style-name="gr10" draw:text-style-name="P2" draw:layer="layout" svg:x1="4.9cm" svg:y1="9.7cm" svg:x2="4.9cm" svg:y2="11.3cm">
          <text:p/>
        </draw:line>
        <draw:rect draw:style-name="gr1" draw:text-style-name="P1" draw:layer="layout" svg:width="6.2cm" svg:height="5.2cm" svg:x="10.9cm" svg:y="7.9cm">
          <text:p/>
        </draw:rect>
        <draw:line draw:style-name="gr3" draw:text-style-name="P2" draw:layer="layout" svg:x1="12cm" svg:y1="9cm" svg:x2="16cm" svg:y2="9cm">
          <text:p/>
        </draw:line>
        <draw:line draw:style-name="gr4" draw:text-style-name="P2" draw:layer="layout" svg:x1="12cm" svg:y1="9cm" svg:x2="16cm" svg:y2="9cm">
          <text:p/>
        </draw:line>
        <draw:line draw:style-name="gr5" draw:text-style-name="P2" draw:layer="layout" svg:x1="14cm" svg:y1="9.9cm" svg:x2="14cm" svg:y2="9cm">
          <text:p/>
        </draw:line>
        <draw:rect draw:style-name="gr6" draw:text-style-name="P4" draw:layer="layout" svg:width="1.2cm" svg:height="0.6cm" svg:x="14.8cm" svg:y="8.4cm">
          <text:p text:style-name="P3"><text:span text:style-name="T1">RS-232</text:span></text:p>
          <text:p text:style-name="P3"><text:span text:style-name="T1">Data Line</text:span></text:p>
        </draw:rect>
        <draw:line draw:style-name="gr4" draw:text-style-name="P2" draw:layer="layout" svg:x1="14cm" svg:y1="9.9cm" svg:x2="14cm" svg:y2="9cm">
          <text:p/>
        </draw:line>
        <draw:rect draw:style-name="gr7" draw:text-style-name="P2" draw:layer="layout" svg:width="6cm" svg:height="5cm" svg:x="11cm" svg:y="8cm">
          <text:p/>
        </draw:rect>
        <draw:line draw:style-name="gr8" draw:text-style-name="P2" draw:layer="layout" svg:x1="12cm" svg:y1="12cm" svg:x2="16cm" svg:y2="12cm">
          <text:p/>
        </draw:line>
        <draw:line draw:style-name="gr8" draw:text-style-name="P2" draw:layer="layout" svg:x1="14cm" svg:y1="12cm" svg:x2="14cm" svg:y2="10.8cm">
          <text:p/>
        </draw:line>
        <draw:rect draw:style-name="gr6" draw:text-style-name="P4" draw:layer="layout" svg:width="1.2cm" svg:height="0.3cm" svg:x="14.8cm" svg:y="12cm">
          <text:p text:style-name="P3"><text:span text:style-name="T1">GND</text:span></text:p>
        </draw:rect>
        <draw:rect draw:style-name="gr9" draw:text-style-name="P6" draw:layer="layout" svg:width="2.4cm" svg:height="0.8cm" svg:x="14.6cm" svg:y="10.1cm">
          <text:p text:style-name="P5"><text:span text:style-name="T2">Bi-Directional</text:span></text:p>
          <text:p text:style-name="P5"><text:span text:style-name="T2">TVS Diode</text:span></text:p>
        </draw:rect>
        <draw:line draw:style-name="gr10" draw:text-style-name="P2" draw:layer="layout" svg:x1="12.4cm" svg:y1="9.725cm" svg:x2="12.4cm" svg:y2="11.325cm">
          <text:p/>
        </draw:line>
        <draw:line draw:style-name="gr11" draw:text-style-name="P2" draw:layer="layout" svg:x1="13.1cm" svg:y1="9.75cm" svg:x2="13.1cm" svg:y2="11.35cm">
          <text:p/>
        </draw:line>
        <draw:custom-shape draw:style-name="gr12" draw:text-style-name="P7" draw:layer="layout" svg:width="0.5cm" svg:height="1.3cm" svg:x="3.4cm" svg:y="8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2" draw:text-style-name="P7" draw:layer="layout" svg:width="0.5cm" svg:height="1.3cm" svg:x="11.4cm" svg:y="8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3" draw:text-style-name="P8" draw:layer="layout" svg:width="0.5cm" svg:height="1.3cm" svg:x="16.101cm" svg:y="8.3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g>
          <draw:line draw:style-name="gr14" draw:text-style-name="P9" draw:layer="layout" svg:x1="5.7cm" svg:y1="10.2cm" svg:x2="5.6cm" svg:y2="10.1cm">
            <text:p/>
          </draw:line>
          <draw:line draw:style-name="gr14" draw:text-style-name="P9" draw:layer="layout" svg:x1="6.3cm" svg:y1="10.2cm" svg:x2="6.4cm" svg:y2="10.3cm">
            <text:p/>
          </draw:line>
          <draw:custom-shape draw:style-name="gr15" draw:text-style-name="P9" draw:layer="layout" svg:width="0.6cm" svg:height="0.6cm" svg:x="5.7cm" svg:y="10.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4" draw:text-style-name="P9" draw:layer="layout" svg:x1="5.7cm" svg:y1="10.2cm" svg:x2="6.3cm" svg:y2="10.2cm">
            <text:p/>
          </draw:line>
        </draw:g>
        <draw:g>
          <draw:line draw:style-name="gr14" draw:text-style-name="P9" draw:layer="layout" svg:x1="5.7cm" svg:y1="4.2cm" svg:x2="6.3cm" svg:y2="4.2cm">
            <text:p/>
          </draw:line>
          <draw:line draw:style-name="gr14" draw:text-style-name="P9" draw:layer="layout" svg:x1="5.7cm" svg:y1="4.2cm" svg:x2="5.6cm" svg:y2="4.1cm">
            <text:p/>
          </draw:line>
          <draw:line draw:style-name="gr14" draw:text-style-name="P9" draw:layer="layout" svg:x1="6.3cm" svg:y1="4.2cm" svg:x2="6.4cm" svg:y2="4.3cm">
            <text:p/>
          </draw:line>
          <draw:custom-shape draw:style-name="gr15" draw:text-style-name="P9" draw:layer="layout" svg:width="0.6cm" svg:height="0.6cm" svg:x="5.7cm" svg:y="4.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4" draw:text-style-name="P9" draw:layer="layout" svg:x1="13.7cm" svg:y1="4.5cm" svg:x2="14.3cm" svg:y2="4.5cm">
            <text:p/>
          </draw:line>
          <draw:line draw:style-name="gr14" draw:text-style-name="P9" draw:layer="layout" svg:x1="13.7cm" svg:y1="4.5cm" svg:x2="13.6cm" svg:y2="4.4cm">
            <text:p/>
          </draw:line>
          <draw:line draw:style-name="gr14" draw:text-style-name="P9" draw:layer="layout" svg:x1="14.3cm" svg:y1="4.5cm" svg:x2="14.4cm" svg:y2="4.6cm">
            <text:p/>
          </draw:line>
          <draw:custom-shape draw:style-name="gr15" draw:text-style-name="P9" draw:layer="layout" svg:width="0.6cm" svg:height="0.6cm" svg:x="13.7cm" svg:y="4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9" draw:layer="layout" svg:width="0.6cm" svg:height="0.6cm" svg:x="13.701cm" svg:y="3.9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4" draw:text-style-name="P9" draw:layer="layout" svg:x1="13.7cm" svg:y1="10.5cm" svg:x2="14.3cm" svg:y2="10.5cm">
            <text:p/>
          </draw:line>
          <draw:line draw:style-name="gr14" draw:text-style-name="P9" draw:layer="layout" svg:x1="13.7cm" svg:y1="10.5cm" svg:x2="13.6cm" svg:y2="10.4cm">
            <text:p/>
          </draw:line>
          <draw:line draw:style-name="gr14" draw:text-style-name="P9" draw:layer="layout" svg:x1="14.3cm" svg:y1="10.5cm" svg:x2="14.4cm" svg:y2="10.6cm">
            <text:p/>
          </draw:line>
          <draw:custom-shape draw:style-name="gr15" draw:text-style-name="P9" draw:layer="layout" svg:width="0.6cm" svg:height="0.6cm" svg:x="13.7cm" svg:y="10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9" draw:layer="layout" svg:width="0.6cm" svg:height="0.6cm" svg:x="13.701cm" svg:y="9.9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2" draw:style-name="dp1" draw:master-page-name="Default">
        <draw:rect draw:style-name="gr1" draw:text-style-name="P1" draw:layer="layout" svg:width="7.2cm" svg:height="5.2cm" svg:x="1.9cm" svg:y="1.9cm">
          <text:p/>
        </draw:rect>
        <draw:line draw:style-name="gr8" draw:text-style-name="P2" draw:layer="layout" svg:x1="3.4cm" svg:y1="5.4cm" svg:x2="7.7cm" svg:y2="5.4cm">
          <text:p/>
        </draw:line>
        <draw:line draw:style-name="gr2" draw:text-style-name="P2" draw:layer="layout" svg:x1="3.4cm" svg:y1="3.6cm" svg:x2="7.7cm" svg:y2="3.6cm">
          <text:p/>
        </draw:line>
        <draw:rect draw:style-name="gr7" draw:text-style-name="P2" draw:layer="layout" svg:width="7cm" svg:height="5cm" svg:x="2cm" svg:y="2cm">
          <text:p/>
        </draw:rect>
        <draw:g>
          <draw:custom-shape draw:style-name="gr16" draw:text-style-name="P9" draw:layer="layout" svg:width="0.6cm" svg:height="0.6cm" draw:transform="rotate (-1.5707963267949) translate (5.8cm 3.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7" draw:text-style-name="P9" draw:layer="layout" svg:x1="5.8cm" svg:y1="3.3cm" svg:x2="5.8cm" svg:y2="3.9cm">
            <text:p/>
          </draw:line>
        </draw:g>
        <draw:rect draw:style-name="gr18" draw:text-style-name="P10" draw:layer="layout" svg:width="3cm" svg:height="0.7cm" draw:transform="rotate (1.5707963267949) translate (3cm 6cm)">
          <text:p/>
        </draw:rect>
        <draw:rect draw:style-name="gr19" draw:text-style-name="P12" draw:layer="layout" svg:width="1.9cm" svg:height="0.8cm" svg:x="2.4cm" svg:y="2.2cm">
          <text:p text:style-name="P11"><text:span text:style-name="T1">Power</text:span></text:p>
          <text:p text:style-name="P11"><text:span text:style-name="T1">Supply</text:span></text:p>
        </draw:rect>
        <draw:rect draw:style-name="gr18" draw:text-style-name="P10" draw:layer="layout" svg:width="3cm" svg:height="0.7cm" draw:transform="rotate (1.5707963267949) translate (7.3cm 6cm)">
          <text:p/>
        </draw:rect>
        <draw:rect draw:style-name="gr6" draw:text-style-name="P13" draw:layer="layout" svg:width="0.995cm" svg:height="0.3cm" svg:x="3.805cm" svg:y="5.5cm">
          <text:p text:style-name="P5"><text:span text:style-name="T1">GND</text:span></text:p>
        </draw:rect>
        <draw:rect draw:style-name="gr6" draw:text-style-name="P4" draw:layer="layout" svg:width="0.966cm" svg:height="0.3cm" svg:x="3.834cm" svg:y="3.3cm">
          <text:p text:style-name="P5"><text:span text:style-name="T1">+9V</text:span></text:p>
        </draw:rect>
        <draw:rect draw:style-name="gr9" draw:text-style-name="P14" draw:layer="layout" svg:width="2cm" svg:height="1.3cm" svg:x="4.5cm" svg:y="2.4cm">
          <text:p text:style-name="P11"><text:span text:style-name="T2">Diode</text:span></text:p>
        </draw:rect>
        <draw:rect draw:style-name="gr19" draw:text-style-name="P12" draw:layer="layout" svg:width="1.9cm" svg:height="0.8cm" svg:x="6.7cm" svg:y="2.2cm">
          <text:p text:style-name="P11"><text:span text:style-name="T1">Simulator</text:span></text:p>
          <text:p text:style-name="P11"><text:span text:style-name="T1">Interface</text:span></text:p>
        </draw:rect>
        <draw:rect draw:style-name="gr1" draw:text-style-name="P1" draw:layer="layout" svg:width="7.2cm" svg:height="5.2cm" svg:x="10.9cm" svg:y="1.9cm">
          <text:p/>
        </draw:rect>
        <draw:line draw:style-name="gr8" draw:text-style-name="P2" draw:layer="layout" svg:x1="12.4cm" svg:y1="3.6cm" svg:x2="16.7cm" svg:y2="3.6cm">
          <text:p/>
        </draw:line>
        <draw:line draw:style-name="gr2" draw:text-style-name="P2" draw:layer="layout" svg:x1="12.4cm" svg:y1="5.4cm" svg:x2="16.7cm" svg:y2="5.4cm">
          <text:p/>
        </draw:line>
        <draw:rect draw:style-name="gr7" draw:text-style-name="P2" draw:layer="layout" svg:width="7cm" svg:height="5cm" svg:x="11cm" svg:y="2cm">
          <text:p/>
        </draw:rect>
        <draw:g>
          <draw:custom-shape draw:style-name="gr16" draw:text-style-name="P9" draw:layer="layout" svg:width="0.6cm" svg:height="0.6cm" draw:transform="rotate (-1.5707963267949) translate (14.8cm 3.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7" draw:text-style-name="P9" draw:layer="layout" svg:x1="14.8cm" svg:y1="3.3cm" svg:x2="14.8cm" svg:y2="3.9cm">
            <text:p/>
          </draw:line>
        </draw:g>
        <draw:rect draw:style-name="gr18" draw:text-style-name="P10" draw:layer="layout" svg:width="3cm" svg:height="0.7cm" draw:transform="rotate (1.5707963267949) translate (12cm 6cm)">
          <text:p/>
        </draw:rect>
        <draw:rect draw:style-name="gr19" draw:text-style-name="P12" draw:layer="layout" svg:width="1.9cm" svg:height="0.8cm" svg:x="11.4cm" svg:y="2.2cm">
          <text:p text:style-name="P11"><text:span text:style-name="T1">Power</text:span></text:p>
          <text:p text:style-name="P11"><text:span text:style-name="T1">Supply</text:span></text:p>
        </draw:rect>
        <draw:rect draw:style-name="gr18" draw:text-style-name="P10" draw:layer="layout" svg:width="3cm" svg:height="0.7cm" draw:transform="rotate (1.5707963267949) translate (16.3cm 6cm)">
          <text:p/>
        </draw:rect>
        <draw:rect draw:style-name="gr6" draw:text-style-name="P15" draw:layer="layout" svg:width="0.995cm" svg:height="0.3cm" svg:x="12.805cm" svg:y="5.5cm">
          <text:p text:style-name="P5"><text:span text:style-name="T3">+9V</text:span></text:p>
        </draw:rect>
        <draw:rect draw:style-name="gr6" draw:text-style-name="P16" draw:layer="layout" svg:width="0.966cm" svg:height="0.3cm" svg:x="12.834cm" svg:y="3.3cm">
          <text:p text:style-name="P5"><text:span text:style-name="T3">GND</text:span></text:p>
        </draw:rect>
        <draw:rect draw:style-name="gr9" draw:text-style-name="P14" draw:layer="layout" svg:width="2cm" svg:height="1.3cm" svg:x="13.5cm" svg:y="2.4cm">
          <text:p text:style-name="P11"><text:span text:style-name="T2">Diode</text:span></text:p>
        </draw:rect>
        <draw:rect draw:style-name="gr19" draw:text-style-name="P12" draw:layer="layout" svg:width="1.9cm" svg:height="0.8cm" svg:x="15.7cm" svg:y="2.2cm">
          <text:p text:style-name="P11"><text:span text:style-name="T1">Simulator</text:span></text:p>
          <text:p text:style-name="P11"><text:span text:style-name="T1">Interface</text:span></text:p>
        </draw:rect>
        <draw:rect draw:style-name="gr19" draw:text-style-name="P17" draw:layer="layout" svg:width="1.9cm" svg:height="0.8cm" svg:x="11.4cm" svg:y="5.9cm">
          <text:p text:style-name="P11"><text:span text:style-name="T3">REVERSED</text:span></text:p>
        </draw:rect>
        <draw:custom-shape draw:style-name="gr20" draw:text-style-name="P18" draw:layer="layout" svg:width="2cm" svg:height="0.4cm" draw:transform="rotate (-3.14159265358979) translate (6.5cm 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8" draw:layer="layout" svg:width="2cm" svg:height="0.4cm" svg:x="4.6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1" draw:text-style-name="P7" draw:layer="layout" svg:width="0.7cm" svg:height="0.7cm" svg:x="15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9" draw:layer="layout" svg:width="0.55cm" svg:height="0.138cm" svg:x="15.075cm" svg:y="3.981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rect draw:style-name="gr23" draw:text-style-name="P20" draw:layer="layout" svg:width="16.2cm" svg:height="12.2cm" svg:x="2.8cm" svg:y="3.8cm">
          <text:p/>
        </draw:rect>
        <draw:rect draw:style-name="gr18" draw:text-style-name="P10" draw:layer="layout" svg:width="3cm" svg:height="2.1cm" draw:transform="rotate (1.5707963267949) translate (14.9cm 13cm)">
          <text:p/>
        </draw:rect>
        <draw:rect draw:style-name="gr7" draw:text-style-name="P2" draw:layer="layout" svg:width="16cm" svg:height="12cm" svg:x="3cm" svg:y="4cm">
          <text:p/>
        </draw:rect>
        <draw:rect draw:style-name="gr19" draw:text-style-name="P12" draw:layer="layout" svg:width="1.9cm" svg:height="0.5cm" svg:x="10.661cm" svg:y="15cm">
          <text:p text:style-name="P11"><text:span text:style-name="T1">GND</text:span></text:p>
        </draw:rect>
        <draw:rect draw:style-name="gr24" draw:text-style-name="P12" draw:layer="layout" svg:width="1.9cm" svg:height="0.5cm" svg:x="10.639cm" svg:y="4.5cm">
          <text:p/>
        </draw:rect>
        <draw:rect draw:style-name="gr25" draw:text-style-name="P2" draw:layer="layout" svg:width="4.5cm" svg:height="9cm" svg:x="4cm" svg:y="5.5cm">
          <text:p/>
        </draw:rect>
        <draw:rect draw:style-name="gr24" draw:text-style-name="P12" draw:layer="layout" svg:width="1.161cm" svg:height="0.5cm" svg:x="11.64cm" svg:y="7.2cm">
          <text:p/>
        </draw:rect>
        <draw:rect draw:style-name="gr18" draw:text-style-name="P10" draw:layer="layout" svg:width="4cm" svg:height="2.5cm" draw:transform="rotate (1.5707963267949) translate (5cm 10cm)">
          <text:p/>
        </draw:rect>
        <draw:g>
          <draw:polyline draw:style-name="gr26" draw:text-style-name="P2" draw:layer="layout" svg:width="0.499cm" svg:height="0.937cm" svg:x="5.26cm" svg:y="6.956cm" svg:viewBox="0 0 500 938" draw:points="0,0 500,125 0,250 500,375 0,500 500,625 0,750 500,875 250,938">
            <text:p/>
          </draw:polyline>
          <draw:line draw:style-name="gr26" draw:text-style-name="P2" draw:layer="layout" svg:x1="5.26cm" svg:y1="6.956cm" svg:x2="5.51cm" svg:y2="6.893cm">
            <text:p/>
          </draw:line>
        </draw:g>
        <draw:line draw:style-name="gr27" draw:text-style-name="P2" draw:layer="layout" svg:x1="5.5cm" svg:y1="6.9cm" svg:x2="5.519cm" svg:y2="5cm">
          <text:p/>
        </draw:line>
        <draw:rect draw:style-name="gr19" draw:text-style-name="P22" draw:layer="layout" svg:width="1.7cm" svg:height="1cm" svg:x="5.8cm" svg:y="7cm">
          <text:p text:style-name="P11"><text:span text:style-name="T4">Internal Weak</text:span></text:p>
          <text:p text:style-name="P11"><text:span text:style-name="T4">Pull-Up Resistor</text:span></text:p>
          <text:p text:style-name="P21"><text:span text:style-name="T5">(~20-50</text:span><text:span text:style-name="T4">k</text:span><text:span text:style-name="T6">Ω)</text:span></text:p>
        </draw:rect>
        <draw:line draw:style-name="gr28" draw:text-style-name="P2" draw:layer="layout" svg:x1="5.5cm" svg:y1="9cm" svg:x2="11cm" svg:y2="9cm">
          <text:p/>
        </draw:line>
        <draw:line draw:style-name="gr8" draw:text-style-name="P2" draw:layer="layout" svg:x1="5.5cm" svg:y1="7.9cm" svg:x2="5.5cm" svg:y2="9cm">
          <text:p/>
        </draw:line>
        <draw:circle draw:style-name="gr29" draw:text-style-name="P23" draw:layer="layout" svg:width="0.3cm" svg:height="0.3cm" svg:x="5.339cm" svg:y="8.861cm">
          <text:p/>
        </draw:circle>
        <draw:rect draw:style-name="gr19" draw:text-style-name="P12" draw:layer="layout" svg:width="1.9cm" svg:height="0.8cm" svg:x="5.3cm" svg:y="9.2cm">
          <text:p text:style-name="P11"><text:span text:style-name="T1">ATMega328P</text:span></text:p>
          <text:p text:style-name="P11"><text:span text:style-name="T1">Microcontroller</text:span></text:p>
        </draw:rect>
        <draw:rect draw:style-name="gr19" draw:text-style-name="P12" draw:layer="layout" svg:width="1.9cm" svg:height="0.5cm" svg:x="4.539cm" svg:y="4.4cm">
          <text:p text:style-name="P11"><text:span text:style-name="T1">+5V</text:span></text:p>
        </draw:rect>
        <draw:line draw:style-name="gr8" draw:text-style-name="P2" draw:layer="layout" svg:x1="11.6cm" svg:y1="9cm" svg:x2="11.6cm" svg:y2="15cm">
          <text:p/>
        </draw:line>
        <draw:line draw:style-name="gr30" draw:text-style-name="P2" draw:layer="layout" svg:x1="11.4cm" svg:y1="15cm" svg:x2="11.8cm" svg:y2="15cm">
          <text:p/>
        </draw:line>
        <draw:g>
          <draw:line draw:style-name="gr14" draw:text-style-name="P9" draw:layer="layout" svg:x1="11.3cm" svg:y1="11.2cm" svg:x2="11.9cm" svg:y2="11.2cm">
            <text:p/>
          </draw:line>
          <draw:line draw:style-name="gr14" draw:text-style-name="P9" draw:layer="layout" svg:x1="11.3cm" svg:y1="11.2cm" svg:x2="11.2cm" svg:y2="11.1cm">
            <text:p/>
          </draw:line>
          <draw:line draw:style-name="gr14" draw:text-style-name="P9" draw:layer="layout" svg:x1="11.9cm" svg:y1="11.2cm" svg:x2="12cm" svg:y2="11.3cm">
            <text:p/>
          </draw:line>
          <draw:custom-shape draw:style-name="gr15" draw:text-style-name="P9" draw:layer="layout" svg:width="0.6cm" svg:height="0.6cm" svg:x="11.3cm" svg:y="11.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19" draw:text-style-name="P22" draw:layer="layout" svg:width="1cm" svg:height="0.5cm" svg:x="16cm" svg:y="11.5cm">
          <text:p text:style-name="P11"><text:span text:style-name="T7">Output</text:span></text:p>
          <text:p text:style-name="P11"><text:span text:style-name="T7">Transistor</text:span></text:p>
        </draw:rect>
        <draw:rect draw:style-name="gr25" draw:text-style-name="P2" draw:layer="layout" svg:width="8cm" svg:height="9cm" svg:x="10cm" svg:y="5.5cm">
          <text:p/>
        </draw:rect>
        <draw:rect draw:style-name="gr6" draw:text-style-name="P24" draw:layer="layout" svg:width="1.161cm" svg:height="0.4cm" svg:x="15.508cm" svg:y="10cm">
          <text:p text:style-name="P5"><text:span text:style-name="T8">OUTPUT</text:span></text:p>
        </draw:rect>
        <draw:rect draw:style-name="gr19" draw:text-style-name="P4" draw:layer="layout" svg:width="1.9cm" svg:height="0.8cm" svg:x="15.1cm" svg:y="12.2cm">
          <text:p text:style-name="P3"><text:span text:style-name="T1">2SS52M</text:span></text:p>
          <text:p text:style-name="P3"><text:span text:style-name="T1">Sensor</text:span></text:p>
        </draw:rect>
        <draw:rect draw:style-name="gr31" draw:text-style-name="P6" draw:layer="layout" svg:width="3.3cm" svg:height="0.8cm" svg:x="4cm" svg:y="13.7cm">
          <text:p text:style-name="P5"><text:span text:style-name="T2">SIMULATOR</text:span></text:p>
          <text:p text:style-name="P5"><text:span text:style-name="T2">INTERFACE</text:span></text:p>
        </draw:rect>
        <draw:rect draw:style-name="gr31" draw:text-style-name="P25" draw:layer="layout" svg:width="3.3cm" svg:height="0.8cm" svg:x="14.8cm" svg:y="5.6cm">
          <text:p text:style-name="P3"><text:span text:style-name="T2">MAGNETO-RESISTIVE</text:span></text:p>
          <text:p text:style-name="P3"><text:span text:style-name="T2">SENSOR</text:span></text:p>
        </draw:rect>
        <draw:g>
          <draw:line draw:style-name="gr32" draw:text-style-name="P2" draw:layer="layout" svg:x1="15.9cm" svg:y1="10.9cm" svg:x2="15.9cm" svg:y2="12cm">
            <text:p/>
          </draw:line>
          <draw:line draw:style-name="gr33" draw:text-style-name="P2" draw:layer="layout" svg:x1="15.4cm" svg:y1="12cm" svg:x2="15.9cm" svg:y2="11.6cm">
            <text:p/>
          </draw:line>
          <draw:line draw:style-name="gr34" draw:text-style-name="P2" draw:layer="layout" svg:x1="15.4cm" svg:y1="10.9cm" svg:x2="15.9cm" svg:y2="11.3cm">
            <text:p/>
          </draw:line>
          <draw:line draw:style-name="gr34" draw:text-style-name="P2" draw:layer="layout" svg:x1="15.9cm" svg:y1="11.45cm" svg:x2="16.4cm" svg:y2="11.45cm">
            <text:p/>
          </draw:line>
        </draw:g>
        <draw:rect draw:style-name="gr9" draw:text-style-name="P6" draw:layer="layout" svg:width="1.2cm" svg:height="0.8cm" svg:x="10.4cm" svg:y="11.1cm">
          <text:p text:style-name="P5"><text:span text:style-name="T2">TVS</text:span></text:p>
          <text:p text:style-name="P5"><text:span text:style-name="T2">Diode</text:span></text:p>
        </draw:rect>
        <draw:g>
          <draw:polyline draw:style-name="gr35" draw:text-style-name="P2" draw:layer="layout" svg:width="0.499cm" svg:height="0.937cm" svg:x="12.36cm" svg:y="11.057cm" svg:viewBox="0 0 500 938" draw:points="0,0 500,125 0,250 500,375 0,500 500,625 0,750 500,875 250,938">
            <text:p/>
          </draw:polyline>
          <draw:line draw:style-name="gr35" draw:text-style-name="P2" draw:layer="layout" svg:x1="12.36cm" svg:y1="11.057cm" svg:x2="12.61cm" svg:y2="10.994cm">
            <text:p/>
          </draw:line>
        </draw:g>
        <draw:line draw:style-name="gr36" draw:text-style-name="P2" draw:layer="layout" svg:x1="12.6cm" svg:y1="9cm" svg:x2="12.6cm" svg:y2="11cm">
          <text:p/>
        </draw:line>
        <draw:line draw:style-name="gr36" draw:text-style-name="P2" draw:layer="layout" svg:x1="12.6cm" svg:y1="12cm" svg:x2="12.6cm" svg:y2="14cm">
          <text:p/>
        </draw:line>
        <draw:rect draw:style-name="gr19" draw:text-style-name="P22" draw:layer="layout" svg:width="1.7cm" svg:height="1cm" svg:x="12.7cm" svg:y="11cm">
          <text:p text:style-name="P11"><text:span text:style-name="T4">TVS Diode</text:span></text:p>
          <text:p text:style-name="P11"><text:span text:style-name="T4">Leakage</text:span></text:p>
          <text:p text:style-name="P11"><text:span text:style-name="T4">Current</text:span></text:p>
        </draw:rect>
        <draw:rect draw:style-name="gr6" draw:text-style-name="P24" draw:layer="layout" svg:width="1.161cm" svg:height="0.4cm" svg:x="5.71cm" svg:y="8.6cm">
          <text:p text:style-name="P5"><text:span text:style-name="T8">INPUT</text:span></text:p>
        </draw:rect>
        <draw:polyline draw:style-name="gr8" draw:text-style-name="P2" draw:layer="layout" svg:width="1.999cm" svg:height="3.799cm" draw:transform="rotate (-1.5707963267949) translate (15.4cm 12cm)" svg:viewBox="0 0 2000 3800" draw:points="0,0 2000,0 2000,3800">
          <text:p/>
        </draw:polyline>
        <draw:polyline draw:style-name="gr8" draw:text-style-name="P2" draw:layer="layout" svg:width="4.399cm" svg:height="1.899cm" svg:x="11cm" svg:y="9cm" svg:viewBox="0 0 4400 1900" draw:points="0,0 4400,0 4400,1900">
          <text:p/>
        </draw:polyline>
        <draw:circle draw:style-name="gr29" draw:text-style-name="P23" draw:layer="layout" svg:width="0.3cm" svg:height="0.3cm" svg:x="15.239cm" svg:y="10.261cm">
          <text:p/>
        </draw:circle>
        <draw:circle draw:style-name="gr29" draw:text-style-name="P23" draw:layer="layout" svg:width="0.3cm" svg:height="0.3cm" svg:x="15.239cm" svg:y="12.461cm">
          <text:p/>
        </draw:circle>
      </draw:page>
      <draw:page draw:name="page4" draw:style-name="dp1" draw:master-page-name="Default">
        <draw:rect draw:style-name="gr23" draw:text-style-name="P20" draw:layer="layout" svg:width="16.2cm" svg:height="12.2cm" svg:x="2.9cm" svg:y="3.8cm">
          <text:p/>
        </draw:rect>
        <draw:rect draw:style-name="gr18" draw:text-style-name="P10" draw:layer="layout" svg:width="3cm" svg:height="2.1cm" draw:transform="rotate (1.5707963267949) translate (14.9cm 13cm)">
          <text:p/>
        </draw:rect>
        <draw:rect draw:style-name="gr7" draw:text-style-name="P2" draw:layer="layout" svg:width="16cm" svg:height="12cm" svg:x="3cm" svg:y="4cm">
          <text:p/>
        </draw:rect>
        <draw:rect draw:style-name="gr19" draw:text-style-name="P12" draw:layer="layout" svg:width="1.9cm" svg:height="0.5cm" svg:x="10.661cm" svg:y="15cm">
          <text:p text:style-name="P11"><text:span text:style-name="T1">GND</text:span></text:p>
        </draw:rect>
        <draw:rect draw:style-name="gr24" draw:text-style-name="P12" draw:layer="layout" svg:width="1.9cm" svg:height="0.5cm" svg:x="10.639cm" svg:y="4.5cm">
          <text:p/>
        </draw:rect>
        <draw:rect draw:style-name="gr25" draw:text-style-name="P2" draw:layer="layout" svg:width="4.5cm" svg:height="9cm" svg:x="4cm" svg:y="5.5cm">
          <text:p/>
        </draw:rect>
        <draw:rect draw:style-name="gr24" draw:text-style-name="P12" draw:layer="layout" svg:width="1.161cm" svg:height="0.5cm" svg:x="11.64cm" svg:y="7.2cm">
          <text:p/>
        </draw:rect>
        <draw:rect draw:style-name="gr18" draw:text-style-name="P10" draw:layer="layout" svg:width="4cm" svg:height="2.5cm" draw:transform="rotate (1.5707963267949) translate (5cm 10cm)">
          <text:p/>
        </draw:rect>
        <draw:g>
          <draw:polyline draw:style-name="gr26" draw:text-style-name="P2" draw:layer="layout" svg:width="0.499cm" svg:height="0.937cm" svg:x="5.26cm" svg:y="6.956cm" svg:viewBox="0 0 500 938" draw:points="0,0 500,125 0,250 500,375 0,500 500,625 0,750 500,875 250,938">
            <text:p/>
          </draw:polyline>
          <draw:line draw:style-name="gr26" draw:text-style-name="P2" draw:layer="layout" svg:x1="5.26cm" svg:y1="6.956cm" svg:x2="5.51cm" svg:y2="6.893cm">
            <text:p/>
          </draw:line>
        </draw:g>
        <draw:line draw:style-name="gr27" draw:text-style-name="P2" draw:layer="layout" svg:x1="5.5cm" svg:y1="6.9cm" svg:x2="5.519cm" svg:y2="5cm">
          <text:p/>
        </draw:line>
        <draw:rect draw:style-name="gr19" draw:text-style-name="P22" draw:layer="layout" svg:width="1.7cm" svg:height="1cm" svg:x="5.8cm" svg:y="7cm">
          <text:p text:style-name="P11"><text:span text:style-name="T4">Internal Weak</text:span></text:p>
          <text:p text:style-name="P11"><text:span text:style-name="T4">Pull-Up Resistor</text:span></text:p>
          <text:p text:style-name="P21"><text:span text:style-name="T5">(~20-50</text:span><text:span text:style-name="T4">k</text:span><text:span text:style-name="T6">Ω)</text:span></text:p>
        </draw:rect>
        <draw:line draw:style-name="gr28" draw:text-style-name="P2" draw:layer="layout" svg:x1="5.5cm" svg:y1="9cm" svg:x2="11cm" svg:y2="9cm">
          <text:p/>
        </draw:line>
        <draw:line draw:style-name="gr8" draw:text-style-name="P2" draw:layer="layout" svg:x1="5.5cm" svg:y1="7.9cm" svg:x2="5.5cm" svg:y2="9cm">
          <text:p/>
        </draw:line>
        <draw:circle draw:style-name="gr29" draw:text-style-name="P23" draw:layer="layout" svg:width="0.3cm" svg:height="0.3cm" svg:x="5.339cm" svg:y="8.861cm">
          <text:p/>
        </draw:circle>
        <draw:rect draw:style-name="gr19" draw:text-style-name="P12" draw:layer="layout" svg:width="1.9cm" svg:height="0.8cm" svg:x="5.3cm" svg:y="9.2cm">
          <text:p text:style-name="P11"><text:span text:style-name="T1">ATMega328P</text:span></text:p>
          <text:p text:style-name="P11"><text:span text:style-name="T1">Microcontroller</text:span></text:p>
        </draw:rect>
        <draw:rect draw:style-name="gr19" draw:text-style-name="P12" draw:layer="layout" svg:width="1.9cm" svg:height="0.5cm" svg:x="4.539cm" svg:y="4.4cm">
          <text:p text:style-name="P11"><text:span text:style-name="T1">+5V</text:span></text:p>
        </draw:rect>
        <draw:polyline draw:style-name="gr8" draw:text-style-name="P2" draw:layer="layout" svg:width="1.999cm" svg:height="3.799cm" draw:transform="rotate (-1.5707963267949) translate (15.4cm 12cm)" svg:viewBox="0 0 2000 3800" draw:points="0,0 2000,0 2000,3800">
          <text:p/>
        </draw:polyline>
        <draw:rect draw:style-name="gr19" draw:text-style-name="P22" draw:layer="layout" svg:width="1cm" svg:height="0.5cm" svg:x="16cm" svg:y="11.5cm">
          <text:p text:style-name="P11"><text:span text:style-name="T7">Output</text:span></text:p>
          <text:p text:style-name="P11"><text:span text:style-name="T7">Transistor</text:span></text:p>
        </draw:rect>
        <draw:rect draw:style-name="gr25" draw:text-style-name="P2" draw:layer="layout" svg:width="8cm" svg:height="9cm" svg:x="10cm" svg:y="5.5cm">
          <text:p/>
        </draw:rect>
        <draw:rect draw:style-name="gr6" draw:text-style-name="P24" draw:layer="layout" svg:width="1.161cm" svg:height="0.4cm" svg:x="15.508cm" svg:y="10cm">
          <text:p text:style-name="P5"><text:span text:style-name="T8">OUTPUT</text:span></text:p>
        </draw:rect>
        <draw:rect draw:style-name="gr19" draw:text-style-name="P4" draw:layer="layout" svg:width="1.9cm" svg:height="0.8cm" svg:x="15.1cm" svg:y="12.2cm">
          <text:p text:style-name="P3"><text:span text:style-name="T1">2SS52M</text:span></text:p>
          <text:p text:style-name="P3"><text:span text:style-name="T1">Sensor</text:span></text:p>
        </draw:rect>
        <draw:rect draw:style-name="gr31" draw:text-style-name="P6" draw:layer="layout" svg:width="3.3cm" svg:height="0.8cm" svg:x="4cm" svg:y="13.7cm">
          <text:p text:style-name="P5"><text:span text:style-name="T2">SIMULATOR</text:span></text:p>
          <text:p text:style-name="P5"><text:span text:style-name="T2">INTERFACE</text:span></text:p>
        </draw:rect>
        <draw:rect draw:style-name="gr31" draw:text-style-name="P25" draw:layer="layout" svg:width="3.3cm" svg:height="0.8cm" svg:x="14.8cm" svg:y="5.6cm">
          <text:p text:style-name="P3"><text:span text:style-name="T2">MAGNETO-RESISTIVE</text:span></text:p>
          <text:p text:style-name="P3"><text:span text:style-name="T2">SENSOR</text:span></text:p>
        </draw:rect>
        <draw:g>
          <draw:line draw:style-name="gr32" draw:text-style-name="P2" draw:layer="layout" svg:x1="15.9cm" svg:y1="10.9cm" svg:x2="15.9cm" svg:y2="12cm">
            <text:p/>
          </draw:line>
          <draw:line draw:style-name="gr33" draw:text-style-name="P2" draw:layer="layout" svg:x1="15.4cm" svg:y1="12cm" svg:x2="15.9cm" svg:y2="11.6cm">
            <text:p/>
          </draw:line>
          <draw:line draw:style-name="gr34" draw:text-style-name="P2" draw:layer="layout" svg:x1="15.4cm" svg:y1="10.9cm" svg:x2="15.9cm" svg:y2="11.3cm">
            <text:p/>
          </draw:line>
          <draw:line draw:style-name="gr34" draw:text-style-name="P2" draw:layer="layout" svg:x1="15.9cm" svg:y1="11.45cm" svg:x2="16.4cm" svg:y2="11.45cm">
            <text:p/>
          </draw:line>
        </draw:g>
        <draw:rect draw:style-name="gr9" draw:text-style-name="P6" draw:layer="layout" svg:width="1.2cm" svg:height="0.8cm" svg:x="10.4cm" svg:y="11.1cm">
          <text:p text:style-name="P5"><text:span text:style-name="T2">TVS</text:span></text:p>
          <text:p text:style-name="P5"><text:span text:style-name="T2">Diode</text:span></text:p>
        </draw:rect>
        <draw:g>
          <draw:polyline draw:style-name="gr35" draw:text-style-name="P2" draw:layer="layout" svg:width="0.499cm" svg:height="0.937cm" svg:x="12.36cm" svg:y="11.057cm" svg:viewBox="0 0 500 938" draw:points="0,0 500,125 0,250 500,375 0,500 500,625 0,750 500,875 250,938">
            <text:p/>
          </draw:polyline>
          <draw:line draw:style-name="gr35" draw:text-style-name="P2" draw:layer="layout" svg:x1="12.36cm" svg:y1="11.057cm" svg:x2="12.61cm" svg:y2="10.994cm">
            <text:p/>
          </draw:line>
        </draw:g>
        <draw:line draw:style-name="gr36" draw:text-style-name="P2" draw:layer="layout" svg:x1="12.6cm" svg:y1="9cm" svg:x2="12.6cm" svg:y2="11cm">
          <text:p/>
        </draw:line>
        <draw:line draw:style-name="gr36" draw:text-style-name="P2" draw:layer="layout" svg:x1="12.6cm" svg:y1="12cm" svg:x2="12.6cm" svg:y2="14cm">
          <text:p/>
        </draw:line>
        <draw:rect draw:style-name="gr19" draw:text-style-name="P22" draw:layer="layout" svg:width="1.7cm" svg:height="1cm" svg:x="12.7cm" svg:y="11cm">
          <text:p text:style-name="P11"><text:span text:style-name="T4">TVS Diode</text:span></text:p>
          <text:p text:style-name="P11"><text:span text:style-name="T4">Leakage</text:span></text:p>
          <text:p text:style-name="P11"><text:span text:style-name="T4">Current</text:span></text:p>
        </draw:rect>
        <draw:rect draw:style-name="gr6" draw:text-style-name="P24" draw:layer="layout" svg:width="1.161cm" svg:height="0.4cm" svg:x="5.71cm" svg:y="8.6cm">
          <text:p text:style-name="P5"><text:span text:style-name="T8">INPUT</text:span></text:p>
        </draw:rect>
        <draw:g>
          <draw:polyline draw:style-name="gr37" draw:text-style-name="P2" draw:layer="layout" svg:width="0.499cm" svg:height="0.937cm" svg:x="11.361cm" svg:y="7.069cm" svg:viewBox="0 0 500 938" draw:points="0,0 500,125 0,250 500,375 0,500 500,625 0,750 500,875 250,938">
            <text:p/>
          </draw:polyline>
          <draw:line draw:style-name="gr37" draw:text-style-name="P2" draw:layer="layout" svg:x1="11.361cm" svg:y1="7.069cm" svg:x2="11.611cm" svg:y2="7.006cm">
            <text:p/>
          </draw:line>
        </draw:g>
        <draw:line draw:style-name="gr38" draw:text-style-name="P2" draw:layer="layout" svg:x1="11.6cm" svg:y1="7.013cm" svg:x2="11.611cm" svg:y2="5.013cm">
          <text:p/>
        </draw:line>
        <draw:rect draw:style-name="gr19" draw:text-style-name="P12" draw:layer="layout" svg:width="1.9cm" svg:height="0.5cm" svg:x="10.639cm" svg:y="4.513cm">
          <text:p text:style-name="P11"><text:span text:style-name="T1">+5V</text:span></text:p>
        </draw:rect>
        <draw:rect draw:style-name="gr19" draw:text-style-name="P12" draw:layer="layout" svg:width="1.559cm" svg:height="1cm" svg:x="11.941cm" svg:y="7cm">
          <text:p text:style-name="P11"><text:span text:style-name="T1">External</text:span></text:p>
          <text:p text:style-name="P11"><text:span text:style-name="T1">10k</text:span><text:span text:style-name="T9">Ω Pull-Up</text:span></text:p>
          <text:p text:style-name="P11"><text:span text:style-name="T9">Resistor</text:span></text:p>
        </draw:rect>
        <draw:circle draw:style-name="gr29" draw:text-style-name="P23" draw:layer="layout" svg:width="0.3cm" svg:height="0.3cm" svg:x="15.239cm" svg:y="12.461cm">
          <text:p/>
        </draw:circle>
        <draw:line draw:style-name="gr2" draw:text-style-name="P2" draw:layer="layout" svg:x1="11.6cm" svg:y1="8.013cm" svg:x2="11.6cm" svg:y2="9.013cm">
          <text:p/>
        </draw:line>
        <draw:polyline draw:style-name="gr8" draw:text-style-name="P2" draw:layer="layout" svg:width="4.399cm" svg:height="1.899cm" svg:x="11cm" svg:y="9cm" svg:viewBox="0 0 4400 1900" draw:points="0,0 4400,0 4400,1900">
          <text:p/>
        </draw:polyline>
        <draw:line draw:style-name="gr8" draw:text-style-name="P2" draw:layer="layout" svg:x1="11.6cm" svg:y1="9cm" svg:x2="11.6cm" svg:y2="15cm">
          <text:p/>
        </draw:line>
        <draw:g>
          <draw:line draw:style-name="gr14" draw:text-style-name="P9" draw:layer="layout" svg:x1="11.3cm" svg:y1="11.2cm" svg:x2="11.9cm" svg:y2="11.2cm">
            <text:p/>
          </draw:line>
          <draw:line draw:style-name="gr14" draw:text-style-name="P9" draw:layer="layout" svg:x1="11.3cm" svg:y1="11.2cm" svg:x2="11.2cm" svg:y2="11.1cm">
            <text:p/>
          </draw:line>
          <draw:line draw:style-name="gr14" draw:text-style-name="P9" draw:layer="layout" svg:x1="11.9cm" svg:y1="11.2cm" svg:x2="12cm" svg:y2="11.3cm">
            <text:p/>
          </draw:line>
          <draw:custom-shape draw:style-name="gr15" draw:text-style-name="P9" draw:layer="layout" svg:width="0.6cm" svg:height="0.6cm" svg:x="11.3cm" svg:y="11.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0" draw:text-style-name="P2" draw:layer="layout" svg:x1="11.4cm" svg:y1="15cm" svg:x2="11.8cm" svg:y2="15cm">
          <text:p/>
        </draw:line>
        <draw:circle draw:style-name="gr29" draw:text-style-name="P23" draw:layer="layout" svg:width="0.3cm" svg:height="0.3cm" svg:x="15.239cm" svg:y="10.261cm">
          <text:p/>
        </draw:circl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2" draw:style="rect" draw:dots1="1" draw:dots1-length="300%" draw:distance="300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ndrew Instone-Cowie</meta:initial-creator>
    <meta:creation-date>2014-03-10T19:16:33.06</meta:creation-date>
    <dc:date>2021-08-10T20:15:02.101000000</dc:date>
    <meta:editing-duration>P1DT10H22M13S</meta:editing-duration>
    <meta:editing-cycles>132</meta:editing-cycles>
    <meta:generator>LibreOffice/7.1.4.2$Windows_x86 LibreOffice_project/a529a4fab45b75fefc5b6226684193eb000654f6</meta:generator>
    <meta:printed-by>Andrew Instone-Cowie</meta:printed-by>
    <meta:print-date>2016-04-13T13:02:34.62</meta:print-date>
    <meta:document-statistic meta:object-count="205"/>
  </office:meta>
</office:document-meta>
</file>